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3.757cm"/>
      <style:paragraph-properties style:writing-mode="lr-tb"/>
    </style:style>
    <style:style style:name="gr2" style:family="graphic" style:parent-style-name="standard">
      <style:graphic-properties svg:stroke-color="#729fcf" draw:fill-color="#b4c7dc" draw:textarea-horizontal-align="justify" draw:textarea-vertical-align="middle" draw:auto-grow-height="false" fo:min-height="0.893cm" fo:min-width="4.072cm"/>
    </style:style>
    <style:style style:name="gr3" style:family="graphic" style:parent-style-name="standard">
      <style:graphic-properties svg:stroke-color="#729fcf" draw:fill-color="#b4c7dc" draw:textarea-horizontal-align="justify" draw:textarea-vertical-align="middle" draw:auto-grow-height="false" fo:min-height="0.893cm" fo:min-width="2.929cm"/>
    </style:style>
    <style:style style:name="gr4" style:family="graphic" style:parent-style-name="standard">
      <style:graphic-properties svg:stroke-color="#729fcf" draw:fill-color="#b4c7dc" draw:textarea-horizontal-align="justify" draw:textarea-vertical-align="middle" draw:auto-grow-height="false" fo:min-height="0.893cm" fo:min-width="1.532cm"/>
    </style:style>
    <style:style style:name="gr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3.437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2.421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22.487cm"/>
      <style:paragraph-properties style:writing-mode="lr-tb"/>
    </style:style>
    <style:style style:name="gr8" style:family="graphic" style:parent-style-name="standard">
      <style:graphic-properties draw:stroke="none" svg:stroke-color="#000000" draw:marker-start="" draw:fill="none" draw:textarea-horizontal-align="justify" draw:textarea-vertical-align="middle" draw:auto-grow-height="false" fo:min-height="1.274cm" fo:min-width="9.152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1.307cm" fo:min-width="21.598cm"/>
    </style:style>
    <style:style style:name="gr10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4" style:family="graphic" style:parent-style-name="standard">
      <style:graphic-properties svg:stroke-color="#dee6ef" draw:fill-color="#729fcf" draw:textarea-horizontal-align="justify" draw:textarea-vertical-align="middle" draw:auto-grow-height="false" fo:min-height="0.893cm" fo:min-width="3.945cm"/>
    </style:style>
    <style:style style:name="gr15" style:family="graphic" style:parent-style-name="standard">
      <style:graphic-properties svg:stroke-color="#dee6ef" draw:fill-color="#729fcf" draw:textarea-horizontal-align="justify" draw:textarea-vertical-align="middle" draw:auto-grow-height="false" fo:min-height="0.893cm" fo:min-width="2.929cm"/>
    </style:style>
    <style:style style:name="gr16" style:family="graphic" style:parent-style-name="standard">
      <style:graphic-properties svg:stroke-color="#dee6ef" draw:fill-color="#729fcf" draw:textarea-horizontal-align="justify" draw:textarea-vertical-align="middle" draw:auto-grow-height="false" fo:min-height="0.893cm" fo:min-width="1.532cm"/>
    </style:style>
    <style:style style:name="gr17" style:family="graphic" style:parent-style-name="standard">
      <style:graphic-properties svg:stroke-color="#dee6ef" draw:fill-color="#729fcf" draw:textarea-horizontal-align="justify" draw:textarea-vertical-align="middle" draw:auto-grow-height="false" fo:min-height="0.893cm" fo:min-width="3.437cm"/>
    </style:style>
    <style:style style:name="gr18" style:family="graphic" style:parent-style-name="standard">
      <style:graphic-properties svg:stroke-color="#dee6ef" draw:fill-color="#729fcf" draw:textarea-horizontal-align="justify" draw:textarea-vertical-align="middle" draw:auto-grow-height="false" fo:min-height="0.893cm" fo:min-width="2.421cm"/>
    </style:style>
    <style:style style:name="gr19" style:family="graphic" style:parent-style-name="standard">
      <style:graphic-properties svg:stroke-color="#dee6ef" draw:fill-color="#729fcf" draw:textarea-horizontal-align="justify" draw:textarea-vertical-align="middle" draw:auto-grow-height="false" fo:min-height="0.893cm" fo:min-width="1.78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7.497cm" fo:min-width="17.4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385cm" fo:min-width="5.08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655cm" fo:min-width="5.088cm"/>
    </style:style>
    <style:style style:name="gr24" style:family="graphic" style:parent-style-name="standard">
      <style:graphic-properties draw:textarea-horizontal-align="justify" draw:textarea-vertical-align="middle" draw:auto-grow-height="false" fo:min-height="0.639cm" fo:min-width="3.691cm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2.48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7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text-indent="0cm"/>
      <style:text-properties fo:font-weight="normal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12pt" fo:font-weight="normal" style:font-size-asian="12pt" style:font-weight-asian="bold" style:font-size-complex="1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weight-asian="bold" style:font-size-complex="12pt" style:font-weight-complex="bold"/>
    </style:style>
    <style:style style:name="T6" style:family="text">
      <style:text-properties fo:color="#2a6099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 Html" draw:style-name="dp1" draw:master-page-name="Default">
        <draw:custom-shape draw:style-name="gr1" draw:text-style-name="P2" draw:layer="layout" svg:width="24.257cm" svg:height="2.54cm" svg:x="2.016cm" svg:y="1.889cm">
          <text:p text:style-name="P1"><text:span text:style-name="T1">Super Track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1.143cm" svg:x="4.302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9cm" svg:height="1.143cm" svg:x="9.382cm" svg:y="5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2cm" svg:height="1.143cm" svg:x="13.573cm" svg:y="5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937cm" svg:height="1.27cm" svg:x="16.367cm" svg:y="5.6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921cm" svg:height="1.27cm" svg:x="21.066cm" svg:y="5.6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2.987cm" svg:height="2.159cm" svg:x="2.778cm" svg:y="5.318cm">
          <text:p text:style-name="P4">Organizations<text:tab/>Locations<text:tab/>Heroes<text:tab/> <text:s/>Superpowers<text:tab/>Sighting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9.652cm" svg:height="1.524cm" svg:x="9.509cm" svg:y="8.62cm">
          <text:p text:style-name="P4">Most Recent Sighting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2.098cm" svg:height="11.557cm" svg:x="3.54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921cm" svg:height="0.889cm" svg:x="4.683cm" svg:y="10.398cm">
          <draw:text-box>
            <text:p text:style-name="P6"><text:span text:style-name="T2">Location</text:span></text:p>
          </draw:text-box>
        </draw:frame>
        <draw:frame draw:style-name="gr10" draw:text-style-name="P7" draw:layer="layout" svg:width="1.987cm" svg:height="0.889cm" svg:x="13.11cm" svg:y="10.525cm">
          <draw:text-box>
            <text:p text:style-name="P6"><text:span text:style-name="T2">Hero</text:span></text:p>
          </draw:text-box>
        </draw:frame>
        <draw:frame draw:style-name="gr10" draw:text-style-name="P7" draw:layer="layout" svg:width="2.921cm" svg:height="0.889cm" svg:x="19.669cm" svg:y="10.525cm">
          <draw:text-box>
            <text:p text:style-name="P6"><text:span text:style-name="T2">Date</text:span></text:p>
          </draw:text-box>
        </draw:frame>
        <draw:frame draw:style-name="gr11" draw:text-style-name="P8" draw:layer="layout" svg:width="5.336cm" svg:height="0.725cm" svg:x="2.397cm" svg:y="4.556cm">
          <draw:text-box>
            <text:p><text:span text:style-name="T3">Directs to “/organizations”</text:span></text:p>
          </draw:text-box>
        </draw:frame>
        <draw:line draw:style-name="gr12" draw:text-style-name="P9" draw:layer="layout" svg:x1="6.588cm" svg:y1="5.191cm" svg:x2="6.588cm" svg:y2="5.826cm">
          <text:p/>
        </draw:line>
        <draw:frame draw:style-name="gr13" draw:text-style-name="P8" draw:layer="layout" svg:width="4.701cm" svg:height="1.199cm" svg:x="8.237cm" svg:y="4.556cm">
          <draw:text-box>
            <text:p><text:span text:style-name="T3">Directs to “/locations”</text:span></text:p>
          </draw:text-box>
        </draw:frame>
        <draw:line draw:style-name="gr12" draw:text-style-name="P9" draw:layer="layout" svg:x1="11.035cm" svg:y1="5.191cm" svg:x2="11.035cm" svg:y2="5.826cm">
          <text:p/>
        </draw:line>
      </draw:page>
      <draw:page draw:name="Organizations" draw:style-name="dp1" draw:master-page-name="Default">
        <draw:custom-shape draw:style-name="gr1" draw:text-style-name="P2" draw:layer="layout" svg:width="24.257cm" svg:height="2.54cm" svg:x="2.016cm" svg:y="1.889cm">
          <text:p text:style-name="P1"><text:span text:style-name="T1">Super Track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1.143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429cm" svg:height="1.143cm" svg:x="10.779cm" svg:y="5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032cm" svg:height="1.143cm" svg:x="3.286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3.937cm" svg:height="1.143cm" svg:x="17.637cm" svg:y="5.8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921cm" svg:height="1.143cm" svg:x="22.336cm" svg:y="5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286cm" svg:height="1.143cm" svg:x="14.716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2.987cm" svg:height="2.159cm" svg:x="2.778cm" svg:y="5.318cm">
          <text:p text:style-name="P4">Home<text:tab/>Organizations<text:tab/>Locations<text:tab/>Heroes<text:tab/> <text:s/>Superpowers<text:tab/>Sighting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7.907cm" svg:height="7.747cm" svg:x="4.81cm" svg:y="8.23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5.396cm" svg:height="0.962cm" svg:x="5.445cm" svg:y="9.055cm">
          <draw:text-box>
            <text:p>Add Organization</text:p>
          </draw:text-box>
        </draw:frame>
        <draw:frame draw:style-name="gr21" draw:text-style-name="P13" draw:layer="layout" svg:width="2.796cm" svg:height="4.221cm" svg:x="12.936cm" svg:y="8.874cm">
          <draw:text-box>
            <text:p text:style-name="P12"><text:span text:style-name="T3">Name</text:span></text:p>
            <text:p text:style-name="P12"><text:span text:style-name="T3">Description</text:span></text:p>
            <text:p text:style-name="P12"><text:span text:style-name="T3">Address</text:span></text:p>
            <text:p text:style-name="P12"><text:span text:style-name="T3">Contact Info</text:span></text:p>
            <text:p text:style-name="P12"><text:span text:style-name="T3">Heroes</text:span></text:p>
          </draw:text-box>
        </draw:frame>
        <draw:custom-shape draw:style-name="gr22" draw:text-style-name="P5" draw:layer="layout" svg:width="5.588cm" svg:height="0.635cm" svg:x="16.113cm" svg:y="8.9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588cm" svg:height="0.635cm" svg:x="16.113cm" svg:y="9.8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588cm" svg:height="0.635cm" svg:x="16.113cm" svg:y="10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588cm" svg:height="0.635cm" svg:x="16.113cm" svg:y="11.54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588cm" svg:height="1.905cm" svg:x="16.113cm" svg:y="12.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4.191cm" svg:height="0.889cm" svg:x="16.621cm" svg:y="14.716cm">
          <text:p text:style-name="P4"><text:span text:style-name="T3">Add Organiz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2.987cm" svg:height="2.54cm" svg:x="2.778cm" svg:y="16.875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8.54cm" svg:height="0.725cm" svg:x="5.193cm" svg:y="17.293cm">
          <draw:text-box>
            <text:p text:style-name="P15"><text:span text:style-name="T4">ID</text:span><text:span text:style-name="T4"><text:tab/></text:span><text:span text:style-name="T4"> <text:s/>Name</text:span><text:span text:style-name="T4"><text:tab/></text:span><text:span text:style-name="T4"> <text:s/>Address</text:span><text:span text:style-name="T4"><text:tab/></text:span><text:span text:style-name="T4"> <text:s/>Contact Info</text:span><text:span text:style-name="T4"><text:tab/></text:span><text:span text:style-name="T4"> <text:s/>Details</text:span><text:span text:style-name="T4"><text:tab/></text:span><text:span text:style-name="T4"> <text:s/>Edit</text:span><text:span text:style-name="T4"><text:tab/></text:span><text:span text:style-name="T4"><text:tab/></text:span><text:span text:style-name="T4">Delete</text:span></text:p>
          </draw:text-box>
        </draw:frame>
        <draw:line draw:style-name="gr27" draw:text-style-name="P9" draw:layer="layout" svg:x1="3.794cm" svg:y1="18.018cm" svg:x2="23.987cm" svg:y2="18.145cm">
          <text:p/>
        </draw:line>
        <draw:frame draw:style-name="gr26" draw:text-style-name="P18" draw:layer="layout" svg:width="18.54cm" svg:height="0.725cm" svg:x="5.193cm" svg:y="18.399cm">
          <draw:text-box>
            <text:p text:style-name="P17"><text:span text:style-name="T5">1</text:span><text:span text:style-name="T5"><text:tab/></text:span><text:span text:style-name="T5"> <text:s/>Batman</text:span><text:span text:style-name="T5"><text:tab/></text:span><text:span text:style-name="T5"> <text:s/>Bat cave</text:span><text:span text:style-name="T5"><text:tab/></text:span><text:span text:style-name="T5"> <text:s/>Bat signal</text:span><text:span text:style-name="T5"><text:tab/></text:span><text:span text:style-name="T5"> <text:s text:c="4"/>Great detective</text:span><text:span text:style-name="T5"><text:tab/></text:span><text:span text:style-name="T5"> <text:s/></text:span><text:span text:style-name="T6">Edit</text:span><text:span text:style-name="T6"><text:tab/></text:span><text:span text:style-name="T6"><text:tab/></text:span><text:span text:style-name="T6">Delet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8T12:26:43.145000000</meta:creation-date>
    <dc:date>2020-09-08T13:01:41.279000000</dc:date>
    <meta:editing-duration>PT24M6S</meta:editing-duration>
    <meta:editing-cycles>10</meta:editing-cycles>
    <meta:generator>LibreOffice/6.4.4.2$Windows_X86_64 LibreOffice_project/3d775be2011f3886db32dfd395a6a6d1ca2630ff</meta:generator>
    <meta:document-statistic meta:object-count="37"/>
  </office:meta>
</office:document-meta>
</file>